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2c87" officeooo:paragraph-rsid="00024ab3"/>
    </style:style>
    <style:style style:name="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3" style:family="paragraph" style:parent-style-name="Subtitle">
      <style:text-properties style:font-name="Georgia"/>
    </style:style>
    <style:style style:name="P4" style:family="paragraph" style:parent-style-name="Text_20_body">
      <style:paragraph-properties fo:text-align="center" style:justify-single-word="false"/>
      <style:text-properties style:font-name="Georgia" officeooo:rsid="000da281" officeooo:paragraph-rsid="000da281"/>
    </style:style>
    <style:style style:name="P5" style:family="paragraph" style:parent-style-name="Text_20_body">
      <style:paragraph-properties fo:text-align="start" style:justify-single-word="false"/>
      <style:text-properties style:font-name="Georgia" officeooo:rsid="000da281" officeooo:paragraph-rsid="000da281"/>
    </style:style>
    <style:style style:name="P6" style:family="paragraph" style:parent-style-name="Title">
      <style:text-properties style:font-name="Georgia" officeooo:rsid="000dece5" officeooo:paragraph-rsid="000dec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ormholes And Such</text:p>
      <text:p text:style-name="P3">217</text:p>
      <text:p text:style-name="P4">by Kyle Eggleston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2-04T21:51:18.730809479">02/04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2-04T21:51:18.641878235</dc:date>
    <meta:editing-duration>PT16M28S</meta:editing-duration>
    <meta:editing-cycles>12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5" meta:word-count="17" meta:character-count="91" meta:non-whitespace-character-count="79"/>
  </office:meta>
</office:document-meta>
</file>